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monospace"/>
    <style:font-face style:name="Droid Sans Mono" svg:font-family="'Droid Sans Mono', monospace, monospace, 'Droid Sans Fallback'"/>
    <style:font-face style:name="Lohit Devanagari1" svg:font-family="'Lohit Devanagari'"/>
    <style:font-face style:name="Open Sans" svg:font-family="'Open Sans', 'Source Serif Pro', serif"/>
    <style:font-face style:name="Source Code Pro" svg:font-family="'Source Code Pr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style:use-window-font-color="true" style:font-name="Source Code Pro" fo:font-size="14.25pt" fo:letter-spacing="normal" fo:font-style="normal" fo:font-weight="bold" officeooo:rsid="001d2488" officeooo:paragraph-rsid="001d2488"/>
    </style:style>
    <style:style style:name="P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fffff" fo:padding="0.049cm" fo:border="0.06pt solid #b6bcbf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small-caps" fo:color="#c9211e" style:font-name="Open Sans" fo:font-size="13.5pt" fo:letter-spacing="normal" fo:font-style="normal" fo:font-weight="bold" officeooo:paragraph-rsid="0020e8ad" style:font-weight-asian="bold" style:font-weight-complex="bold"/>
    </style:style>
    <style:style style:name="P4" style:family="paragraph" style:parent-style-name="Standard">
      <style:text-properties fo:font-variant="normal" fo:text-transform="none" style:use-window-font-color="true" style:font-name="Source Code Pro" fo:font-size="14.25pt" fo:letter-spacing="normal" fo:font-style="normal" fo:font-weight="bold" officeooo:rsid="001d2488" officeooo:paragraph-rsid="001d2488"/>
    </style:style>
    <style:style style:name="P5" style:family="paragraph" style:parent-style-name="Standard">
      <style:text-properties fo:font-variant="normal" fo:text-transform="none" style:use-window-font-color="true" style:font-name="Source Code Pro" fo:font-size="14.25pt" fo:letter-spacing="normal" fo:font-style="normal" fo:font-weight="bold" officeooo:rsid="001d2488" officeooo:paragraph-rsid="001dd7c9"/>
    </style:style>
    <style:style style:name="P6" style:family="paragraph" style:parent-style-name="Standard">
      <style:text-properties fo:font-variant="normal" fo:text-transform="none" style:use-window-font-color="true" style:font-name="Source Code Pro" fo:font-size="14.25pt" fo:letter-spacing="normal" fo:font-style="normal" fo:font-weight="bold" officeooo:rsid="0020e8ad" officeooo:paragraph-rsid="0020e8ad"/>
    </style:style>
    <style:style style:name="P7" style:family="paragraph" style:parent-style-name="Standard">
      <style:text-properties fo:font-variant="normal" fo:text-transform="none" style:use-window-font-color="true" style:font-name="Source Code Pro" fo:font-size="12pt" fo:letter-spacing="normal" fo:font-style="normal" fo:font-weight="normal" officeooo:rsid="0020a590" officeooo:paragraph-rsid="0020a590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style:use-window-font-color="true" style:font-name="Source Code Pro" fo:font-size="12pt" fo:letter-spacing="normal" fo:font-style="normal" fo:font-weight="normal" officeooo:rsid="00217657" officeooo:paragraph-rsid="00217657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style:use-window-font-color="true" style:font-name="Source Code Pro" fo:font-size="12pt" fo:letter-spacing="normal" fo:font-style="normal" fo:font-weight="normal" officeooo:rsid="001d2488" officeooo:paragraph-rsid="001d2488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style:use-window-font-color="true" style:font-name="Source Code Pro" fo:font-size="12pt" fo:letter-spacing="normal" fo:font-style="normal" fo:font-weight="normal" officeooo:rsid="001dd7c9" officeooo:paragraph-rsid="001dd7c9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style:use-window-font-color="true" style:font-name="Source Code Pro" fo:font-size="12pt" fo:letter-spacing="normal" fo:font-style="normal" fo:font-weight="normal" officeooo:rsid="0021f153" officeooo:paragraph-rsid="0021f153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d4d4d4" style:font-name="Droid Sans Mono" fo:font-size="10.8500003814697pt" fo:letter-spacing="normal" fo:font-style="normal" fo:font-weight="normal" officeooo:rsid="001dd7c9" officeooo:paragraph-rsid="001dd7c9" fo:background-color="#1e1e1e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d4d4d4" style:font-name="Droid Sans Mono" fo:font-size="10.8500003814697pt" fo:letter-spacing="normal" fo:font-style="normal" fo:font-weight="normal" officeooo:rsid="001dd7c9" officeooo:paragraph-rsid="001dd7c9" fo:background-color="#1e1e1e"/>
    </style:style>
    <style:style style:name="P14" style:family="paragraph" style:parent-style-name="Standard">
      <style:text-properties fo:font-variant="normal" fo:text-transform="none" fo:color="#c9211e" style:font-name="Source Code Pro" fo:font-size="16pt" fo:letter-spacing="normal" fo:font-style="normal" fo:font-weight="normal" officeooo:rsid="001dd7c9" officeooo:paragraph-rsid="001dd7c9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variant="normal" fo:text-transform="none" fo:color="#c9211e" style:font-name="Source Code Pro" fo:font-size="16pt" fo:letter-spacing="normal" fo:font-style="normal" fo:font-weight="bold" officeooo:rsid="0026e657" officeooo:paragraph-rsid="0026e657" style:font-size-asian="16pt" style:font-size-complex="16pt"/>
    </style:style>
    <style:style style:name="P16" style:family="paragraph" style:parent-style-name="Standard">
      <style:text-properties fo:font-variant="normal" fo:text-transform="none" fo:color="#c9211e" style:font-name="Source Code Pro" fo:font-size="14.25pt" fo:letter-spacing="normal" fo:font-style="normal" fo:font-weight="bold" officeooo:rsid="001dd7c9" officeooo:paragraph-rsid="001dd7c9"/>
    </style:style>
    <style:style style:name="P17" style:family="paragraph" style:parent-style-name="Standard">
      <style:text-properties fo:font-variant="normal" fo:text-transform="none" fo:color="#c9211e" style:font-name="Source Code Pro" fo:font-size="22pt" fo:letter-spacing="normal" fo:font-style="normal" fo:font-weight="bold" officeooo:rsid="0026e657" officeooo:paragraph-rsid="0026e657" style:font-size-asian="16pt" style:font-size-complex="16pt"/>
    </style:style>
    <style:style style:name="P18" style:family="paragraph" style:parent-style-name="Standard">
      <style:paragraph-properties style:line-height-at-least="0.519cm"/>
      <style:text-properties fo:color="#d4d4d4" style:font-name="Droid Sans Mono" fo:font-size="10.8500003814697pt" fo:font-weight="normal" fo:background-color="#1e1e1e"/>
    </style:style>
    <style:style style:name="P19" style:family="paragraph" style:parent-style-name="Standard">
      <style:text-properties fo:color="#d4d4d4" style:font-name="Droid Sans Mono" fo:font-size="10.8500003814697pt" fo:font-weight="normal" officeooo:rsid="0026e657" officeooo:paragraph-rsid="0026e657" fo:background-color="#1e1e1e"/>
    </style:style>
    <style:style style:name="P20" style:family="paragraph" style:parent-style-name="Standard">
      <style:text-properties fo:color="#d4d4d4" style:font-name="Droid Sans Mono" fo:font-size="10.8500003814697pt" fo:font-weight="normal" officeooo:rsid="002998a6" officeooo:paragraph-rsid="002998a6" fo:background-color="#1e1e1e"/>
    </style:style>
    <style:style style:name="P21" style:family="paragraph" style:parent-style-name="Standard">
      <style:paragraph-properties style:line-height-at-least="0.519cm"/>
    </style:style>
    <style:style style:name="P22" style:family="paragraph" style:parent-style-name="Standard">
      <style:text-properties officeooo:paragraph-rsid="0026e657"/>
    </style:style>
    <style:style style:name="P23" style:family="paragraph" style:parent-style-name="Standard">
      <style:text-properties fo:font-size="14pt" officeooo:rsid="0026e657" officeooo:paragraph-rsid="0026e657"/>
    </style:style>
    <style:style style:name="P24" style:family="paragraph" style:parent-style-name="Standard">
      <style:text-properties fo:font-size="22pt" officeooo:rsid="0026e657" officeooo:paragraph-rsid="0026e657"/>
    </style:style>
    <style:style style:name="P25" style:family="paragraph" style:parent-style-name="Standard">
      <style:text-properties officeooo:rsid="002998a6" officeooo:paragraph-rsid="002998a6"/>
    </style:style>
    <style:style style:name="P26" style:family="paragraph" style:parent-style-name="Standard">
      <style:text-properties officeooo:rsid="002998a6" officeooo:paragraph-rsid="002a3e16"/>
    </style:style>
    <style:style style:name="P27" style:family="paragraph" style:parent-style-name="Standard">
      <style:text-properties officeooo:paragraph-rsid="002998a6"/>
    </style:style>
    <style:style style:name="P28" style:family="paragraph" style:parent-style-name="Standard">
      <style:text-properties officeooo:rsid="002cd447" officeooo:paragraph-rsid="002cd447"/>
    </style:style>
    <style:style style:name="P29" style:family="paragraph" style:parent-style-name="Standard">
      <style:paragraph-properties fo:break-before="page"/>
      <style:text-properties fo:font-variant="normal" fo:text-transform="none" style:use-window-font-color="true" style:font-name="Source Code Pro" fo:font-size="14.25pt" fo:letter-spacing="normal" fo:font-style="normal" fo:font-weight="bold" officeooo:rsid="001d2488" officeooo:paragraph-rsid="001d2488"/>
    </style:style>
    <style:style style:name="P30" style:family="paragraph" style:parent-style-name="Standard">
      <style:paragraph-properties fo:margin-top="0cm" fo:margin-bottom="0.499cm" loext:contextual-spacing="false" style:line-height-at-least="0.519cm"/>
    </style:style>
    <style:style style:name="P31" style:family="paragraph" style:parent-style-name="Standard">
      <style:text-properties officeooo:rsid="002998a6" officeooo:paragraph-rsid="002998a6"/>
    </style:style>
    <style:style style:name="P32" style:family="paragraph" style:parent-style-name="Standard">
      <style:text-properties officeooo:rsid="002998a6" officeooo:paragraph-rsid="002a3e16"/>
    </style:style>
    <style:style style:name="P33" style:family="paragraph" style:parent-style-name="Standard">
      <style:text-properties fo:color="#c586c0" style:font-name="Droid Sans Mono" fo:font-size="10.8500003814697pt" fo:font-weight="normal" officeooo:paragraph-rsid="002998a6" fo:background-color="#1e1e1e"/>
    </style:style>
    <style:style style:name="P34" style:family="paragraph" style:parent-style-name="Standard">
      <style:text-properties officeooo:rsid="002cd447" officeooo:paragraph-rsid="0030455e"/>
    </style:style>
    <style:style style:name="P35" style:family="paragraph" style:parent-style-name="Standard">
      <style:text-properties officeooo:rsid="0030455e" officeooo:paragraph-rsid="0030455e"/>
    </style:style>
    <style:style style:name="P36" style:family="paragraph" style:parent-style-name="Standard">
      <style:paragraph-properties style:line-height-at-least="0.519cm"/>
      <style:text-properties fo:color="#d4d4d4" style:font-name="Droid Sans Mono" fo:font-size="10.8500003814697pt" fo:font-weight="normal" fo:background-color="#1e1e1e"/>
    </style:style>
    <style:style style:name="P37" style:family="paragraph" style:parent-style-name="Standard">
      <style:text-properties fo:color="#d4d4d4" style:font-name="Droid Sans Mono" fo:font-size="10.8500003814697pt" fo:font-weight="normal" officeooo:rsid="0030455e" officeooo:paragraph-rsid="0030455e" fo:background-color="#1e1e1e"/>
    </style:style>
    <style:style style:name="P38" style:family="paragraph" style:parent-style-name="Standard">
      <style:text-properties fo:color="#d4d4d4" style:font-name="Droid Sans Mono" fo:font-size="10.8500003814697pt" fo:font-weight="normal" officeooo:rsid="003291a7" officeooo:paragraph-rsid="003291a7" fo:background-color="#1e1e1e"/>
    </style:style>
    <style:style style:name="P39" style:family="paragraph" style:parent-style-name="Standard">
      <style:paragraph-properties style:line-height-at-least="0.519cm"/>
    </style:style>
    <style:style style:name="P40" style:family="paragraph" style:parent-style-name="Standard">
      <style:text-properties fo:color="#c9211e" fo:font-size="18pt" officeooo:rsid="003291a7" officeooo:paragraph-rsid="003291a7"/>
    </style:style>
    <style:style style:name="P41" style:family="paragraph" style:parent-style-name="Standard">
      <style:text-properties fo:color="#c9211e" fo:font-size="18pt" officeooo:rsid="002998a6" officeooo:paragraph-rsid="002a3e16"/>
    </style:style>
    <style:style style:name="P42" style:family="paragraph" style:parent-style-name="Standard">
      <style:text-properties fo:color="#c9211e" fo:font-size="18pt" officeooo:rsid="0034363d" officeooo:paragraph-rsid="0034363d"/>
    </style:style>
    <style:style style:name="P43" style:family="paragraph" style:parent-style-name="Standard">
      <style:paragraph-properties fo:margin-top="0cm" fo:margin-bottom="0.499cm" loext:contextual-spacing="false" style:line-height-at-least="0.519cm"/>
      <style:text-properties fo:color="#d4d4d4" style:font-name="Droid Sans Mono" fo:font-size="10.8500003814697pt" fo:font-weight="normal" fo:background-color="#1e1e1e"/>
    </style:style>
    <style:style style:name="P44" style:family="paragraph" style:parent-style-name="Standard">
      <style:paragraph-properties fo:margin-top="0cm" fo:margin-bottom="0.499cm" loext:contextual-spacing="false" style:line-height-at-least="0.519cm"/>
    </style:style>
    <style:style style:name="T1" style:family="text">
      <style:text-properties fo:color="#000000" style:font-name="Consolas" fo:font-size="13.5pt" fo:font-weight="normal" loext:padding="0cm" loext:border="none"/>
    </style:style>
    <style:style style:name="T2" style:family="text">
      <style:text-properties fo:font-variant="normal" fo:text-transform="none" fo:color="#000000" style:font-name="Consolas" fo:font-size="13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5" style:family="text">
      <style:text-properties officeooo:rsid="0020e8ad"/>
    </style:style>
    <style:style style:name="T6" style:family="text">
      <style:text-properties officeooo:rsid="00217657"/>
    </style:style>
    <style:style style:name="T7" style:family="text">
      <style:text-properties officeooo:rsid="00233235"/>
    </style:style>
    <style:style style:name="T8" style:family="text">
      <style:text-properties fo:color="#c586c0"/>
    </style:style>
    <style:style style:name="T9" style:family="text">
      <style:text-properties fo:color="#c586c0" style:font-name="Droid Sans Mono" fo:font-size="10.8500003814697pt" fo:font-weight="normal" fo:background-color="#1e1e1e" loext:char-shading-value="0"/>
    </style:style>
    <style:style style:name="T10" style:family="text">
      <style:text-properties fo:color="#d4d4d4" style:font-name="Droid Sans Mono" fo:font-size="10.8500003814697pt" fo:font-weight="normal" fo:background-color="#1e1e1e" loext:char-shading-value="0"/>
    </style:style>
    <style:style style:name="T11" style:family="text">
      <style:text-properties fo:color="#4ec9b0"/>
    </style:style>
    <style:style style:name="T12" style:family="text">
      <style:text-properties fo:color="#4ec9b0" style:font-name="Droid Sans Mono" fo:font-size="10.8500003814697pt" fo:font-weight="normal" fo:background-color="#1e1e1e" loext:char-shading-value="0"/>
    </style:style>
    <style:style style:name="T13" style:family="text">
      <style:text-properties fo:color="#9cdcfe"/>
    </style:style>
    <style:style style:name="T14" style:family="text">
      <style:text-properties fo:color="#9cdcfe" style:font-name="Droid Sans Mono" fo:font-size="10.8500003814697pt" fo:font-weight="normal" fo:background-color="#1e1e1e" loext:char-shading-value="0"/>
    </style:style>
    <style:style style:name="T15" style:family="text">
      <style:text-properties officeooo:rsid="00238433"/>
    </style:style>
    <style:style style:name="T16" style:family="text">
      <style:text-properties fo:color="#dcdcaa"/>
    </style:style>
    <style:style style:name="T17" style:family="text">
      <style:text-properties fo:color="#dcdcaa" style:font-name="Droid Sans Mono" fo:font-size="10.8500003814697pt" fo:font-weight="normal" fo:background-color="#1e1e1e" loext:char-shading-value="0"/>
    </style:style>
    <style:style style:name="T18" style:family="text">
      <style:text-properties fo:color="#4fc1ff"/>
    </style:style>
    <style:style style:name="T19" style:family="text">
      <style:text-properties fo:color="#ce9178"/>
    </style:style>
    <style:style style:name="T20" style:family="text">
      <style:text-properties fo:color="#ce9178" style:font-name="Droid Sans Mono" fo:font-size="10.8500003814697pt" fo:font-weight="normal" fo:background-color="#1e1e1e" loext:char-shading-value="0"/>
    </style:style>
    <style:style style:name="T21" style:family="text">
      <style:text-properties fo:color="#ce9178" style:font-name="Droid Sans Mono" fo:font-size="10.8500003814697pt" fo:font-weight="normal" officeooo:rsid="0030455e" fo:background-color="#1e1e1e" loext:char-shading-value="0"/>
    </style:style>
    <style:style style:name="T22" style:family="text">
      <style:text-properties fo:color="#ce9178" officeooo:rsid="0030455e"/>
    </style:style>
    <style:style style:name="T23" style:family="text">
      <style:text-properties fo:color="#569cd6"/>
    </style:style>
    <style:style style:name="T24" style:family="text">
      <style:text-properties fo:font-size="18pt"/>
    </style:style>
    <style:style style:name="T25" style:family="text">
      <style:text-properties fo:font-size="18pt" officeooo:rsid="0033b72f"/>
    </style:style>
    <style:style style:name="T26" style:family="text">
      <style:text-properties fo:font-size="16pt"/>
    </style:style>
    <style:style style:name="T27" style:family="text">
      <style:text-properties fo:font-size="16pt" officeooo:rsid="0033b72f"/>
    </style:style>
    <style:style style:name="T28" style:family="text">
      <style:text-properties fo:font-size="14pt"/>
    </style:style>
    <style:style style:name="T29" style:family="text">
      <style:text-properties fo:font-size="14pt" officeooo:rsid="0026e657"/>
    </style:style>
    <style:style style:name="T30" style:family="text">
      <style:text-properties fo:font-size="14pt" officeooo:rsid="002998a6"/>
    </style:style>
    <style:style style:name="T31" style:family="text">
      <style:text-properties fo:font-size="14pt" officeooo:rsid="0033b72f"/>
    </style:style>
    <style:style style:name="T32" style:family="text">
      <style:text-properties officeooo:rsid="0028b732"/>
    </style:style>
    <style:style style:name="T33" style:family="text">
      <style:text-properties officeooo:rsid="0028f72a"/>
    </style:style>
    <style:style style:name="T34" style:family="text">
      <style:text-properties fo:color="#c9211e" fo:font-size="18pt" officeooo:rsid="0026e657"/>
    </style:style>
    <style:style style:name="T35" style:family="text">
      <style:text-properties fo:color="#c9211e" fo:font-size="16pt"/>
    </style:style>
    <style:style style:name="T36" style:family="text">
      <style:text-properties fo:color="#c9211e" fo:font-size="20pt"/>
    </style:style>
    <style:style style:name="T37" style:family="text">
      <style:text-properties fo:color="#c9211e" fo:font-size="20pt" officeooo:rsid="0030455e"/>
    </style:style>
    <style:style style:name="T38" style:family="text">
      <style:text-properties fo:color="#c9211e" fo:font-size="20pt" officeooo:rsid="003291a7"/>
    </style:style>
    <style:style style:name="T39" style:family="text">
      <style:text-properties fo:color="#c9211e" fo:font-size="22pt"/>
    </style:style>
    <style:style style:name="T40" style:family="text">
      <style:text-properties fo:color="#c9211e" fo:font-size="22pt" officeooo:rsid="0033b72f"/>
    </style:style>
    <style:style style:name="T41" style:family="text">
      <style:text-properties officeooo:rsid="0030455e"/>
    </style:style>
    <style:style style:name="T42" style:family="text">
      <style:text-properties fo:font-size="20pt"/>
    </style:style>
    <style:style style:name="T43" style:family="text">
      <style:text-properties fo:font-size="20pt" officeooo:rsid="0033b72f"/>
    </style:style>
    <style:style style:name="T44" style:family="text">
      <style:text-properties officeooo:rsid="003291a7"/>
    </style:style>
    <style:style style:name="T45" style:family="text">
      <style:text-properties officeooo:rsid="0033b72f"/>
    </style:style>
    <style:style style:name="T46" style:family="text">
      <style:text-properties fo:font-size="22pt"/>
    </style:style>
    <style:style style:name="T47" style:family="text">
      <style:text-properties fo:font-size="22pt" officeooo:rsid="0033b7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pip install -U pip ( atualizar versão do pip)</text:p>
      <text:p text:style-name="P4"/>
      <text:p text:style-name="P4"/>
      <text:p text:style-name="P1"><text:span text:style-name="Source_20_Text"><text:span text:style-name="T1">pip3 install psycopg2 </text:span></text:span></text:p>
      <text:p text:style-name="P3">Se você utiliza o Linux, adicione as dependências abaixo e após isso, tente executar o comando de instalação do psycopg2 novamente:</text:p>
      <text:p text:style-name="P2"><text:span text:style-name="Source_20_Text"><text:span text:style-name="T2">sudo apt</text:span></text:span><text:span text:style-name="Source_20_Text"><text:span text:style-name="T3">-</text:span></text:span><text:span text:style-name="Source_20_Text"><text:span text:style-name="T4">get</text:span></text:span><text:span text:style-name="Source_20_Text"><text:span text:style-name="T2"> install libpq</text:span></text:span><text:span text:style-name="Source_20_Text"><text:span text:style-name="T3">-</text:span></text:span><text:span text:style-name="Source_20_Text"><text:span text:style-name="T2">dev python</text:span></text:span><text:span text:style-name="Source_20_Text"><text:span text:style-name="T3">-</text:span></text:span><text:span text:style-name="Source_20_Text"><text:span text:style-name="T2">dev</text:span></text:span></text:p>
      <text:p text:style-name="P4"/>
      <text:p text:style-name="P9"/>
      <text:p text:style-name="P7"><text:span text:style-name="T5">(copiar de algum repositório) </text:span>contrib/env_gen.py</text:p>
      <text:h text:style-name="Heading_20_5" text:outline-level="5"><text:span text:style-name="T5">$ </text:span>python contrib/env_gen.py</text:h>
      <text:p text:style-name="P7"><text:tab/><text:span text:style-name="T5">Criar o arquivo .env</text:span></text:p>
      <text:p text:style-name="P7"/>
      <text:h text:style-name="Heading_20_5" text:outline-level="5">$ django-admin startproject mysrc .</text:h>
      <text:p text:style-name="P7"/>
      <text:h text:style-name="Heading_20_5" text:outline-level="5">$ cd mysrc </text:h>
      <text:p text:style-name="P8"><text:tab/>entrar na pasta</text:p>
      <text:p text:style-name="P7"/>
      <text:h text:style-name="Heading_20_5" text:outline-level="5"><text:span text:style-name="T6">$ </text:span>python ../manage.py startapp core</text:h>
      <text:p text:style-name="P7"><text:tab/><text:span text:style-name="T6">executar o manage.py um nível acima</text:span></text:p>
      <text:p text:style-name="P7"><text:tab/><text:span text:style-name="T7">a app vai ser criada dentro da pasta mysrc para organização</text:span></text:p>
      <text:p text:style-name="P9"/>
      <text:h text:style-name="Heading_20_5" text:outline-level="5">$ tree </text:h>
      <text:p text:style-name="P11"><text:tab/>arvore de pastas, ignore arquivos e pastar que iniciam com .</text:p>
      <text:p text:style-name="P11"/>
      <text:p text:style-name="P10"/>
      <text:p text:style-name="P10"/>
      <text:p text:style-name="P14">settings.py</text:p>
      <text:p text:style-name="P10"/>
      <text:p text:style-name="P12"><text:span text:style-name="T8">from</text:span> <text:span text:style-name="T11">decouple</text:span> <text:span text:style-name="T8">import</text:span> <text:span text:style-name="T13">config</text:span>, <text:span text:style-name="T11">Csv</text:span></text:p>
      <text:p text:style-name="P10"><text:s/><text:span text:style-name="T15">(para usar as variáveis de com config)</text:span></text:p>
      <text:p text:style-name="P12"><text:span text:style-name="T8">from</text:span> <text:span text:style-name="T11">dj_database_url</text:span> <text:span text:style-name="T8">import</text:span> <text:span text:style-name="T16">parse</text:span> <text:span text:style-name="T8">as</text:span> <text:span text:style-name="T16">dburl</text:span></text:p>
      <text:p text:style-name="P10"/>
      <text:p text:style-name="P12"><text:span text:style-name="T18">DEBUG</text:span> = <text:span text:style-name="T13">config</text:span>(<text:span text:style-name="T19">'DEBUG'</text:span>, <text:span text:style-name="T13">default</text:span>=<text:span text:style-name="T23">False</text:span>, <text:span text:style-name="T13">cast</text:span>=<text:span text:style-name="T11">bool</text:span>)</text:p>
      <text:p text:style-name="P21"/>
      <text:p text:style-name="P18"><text:span text:style-name="T18">ALLOWED_HOSTS</text:span> = <text:span text:style-name="T13">config</text:span>(<text:span text:style-name="T19">'ALLOWED_HOSTS'</text:span>, <text:span text:style-name="T13">default</text:span>=[], <text:span text:style-name="T13">cast</text:span>=<text:span text:style-name="T11">Csv</text:span>())</text:p>
      <text:p text:style-name="P18"/>
      <text:p text:style-name="P10"/>
      <text:p text:style-name="P13"/>
      <text:p text:style-name="P16"/>
      <text:p text:style-name="P17"><text:span text:style-name="T44">mysrc\</text:span><text:span text:style-name="T32">urls</text:span>.py <text:span text:style-name="T32">(principal)</text:span></text:p>
      <text:p text:style-name="P15"/>
      <text:p text:style-name="P23">É possível configurar <text:s/><text:span text:style-name="T33">a exibição de uma página</text:span>s no próprio <text:span text:style-name="T32">urls</text:span>.py <text:span text:style-name="T33">(principal)</text:span></text:p>
      <text:p text:style-name="P24"/>
      <text:p text:style-name="P19"><text:soft-page-break/><text:span text:style-name="T8">from</text:span> <text:span text:style-name="T11">django</text:span>.<text:span text:style-name="T11">http</text:span> <text:span text:style-name="T8">import</text:span> <text:span text:style-name="T11">HttpResponse</text:span></text:p>
      <text:p text:style-name="P21"/>
      <text:p text:style-name="P18"><text:span text:style-name="T23">def</text:span> <text:span text:style-name="T16">index</text:span>(<text:span text:style-name="T13">request</text:span>):</text:p>
      <text:p text:style-name="P18"><text:span text:style-name="T8">return</text:span> <text:span text:style-name="T11">HttpResponse</text:span>(<text:span text:style-name="T19">'&lt;h1&gt;Django Tutorial&lt;/h1&gt;'</text:span>)</text:p>
      <text:p text:style-name="P21"/>
      <text:p text:style-name="P18"><text:span text:style-name="T13">urlpatterns</text:span> = [</text:p>
      <text:p text:style-name="P18"><text:span text:style-name="T16">path</text:span>(<text:span text:style-name="T19">''</text:span>, <text:span text:style-name="T16">index</text:span>, <text:span text:style-name="T13">name</text:span>=<text:span text:style-name="T19">'index'</text:span>),</text:p>
      <text:p text:style-name="P18"><text:span text:style-name="T16">path</text:span>(<text:span text:style-name="T19">'admin/'</text:span>, <text:span text:style-name="T11">admin</text:span>.<text:span text:style-name="T13">site</text:span>.<text:span text:style-name="T13">urls</text:span>),</text:p>
      <text:p text:style-name="P18">]</text:p>
      <text:p text:style-name="P18"/>
      <text:p text:style-name="P27"><text:span text:style-name="T29">porém </text:span><text:span text:style-name="T30">para</text:span><text:span text:style-name="T29"> uma boa prática </text:span></text:p>
      <text:p text:style-name="P27"><text:span text:style-name="T29">criar o arquivo </text:span><text:span text:style-name="T34">urls.</text:span><text:span text:style-name="T35">py</text:span> para definir as <text:span text:style-name="T33">views de cada app</text:span></text:p>
      <text:p text:style-name="P25"/>
      <text:p text:style-name="P25">no ulrs.py principal alem de importar include junto com path</text:p>
      <text:p text:style-name="P25">acrescenta a linha abaixo, de acordo com a app.</text:p>
      <text:p text:style-name="P22">urlpatterns = [</text:p>
      <text:p text:style-name="P22"><text:s text:c="4"/><text:span text:style-name="T17">path</text:span><text:span text:style-name="T10">(</text:span><text:span text:style-name="T20">''</text:span><text:span text:style-name="T10">, </text:span><text:span text:style-name="T17">include</text:span><text:span text:style-name="T10">(</text:span><text:span text:style-name="T20">'mysrc.core.urls'</text:span><text:span text:style-name="T10">, </text:span><text:span text:style-name="T14">namespace</text:span><text:span text:style-name="T10">=</text:span><text:span text:style-name="T20">'core'</text:span><text:span text:style-name="T10">)),</text:span></text:p>
      <text:p text:style-name="P22"><text:s text:c="4"/>path('admin/', admin.site.urls),</text:p>
      <text:p text:style-name="P22">]</text:p>
      <text:p text:style-name="P22"/>
      <text:p text:style-name="P22"/>
      <text:p text:style-name="P22"/>
      <text:p text:style-name="P25">urls.py (dentro da pasta da app)</text:p>
      <text:p text:style-name="P20"><text:span text:style-name="T8">from</text:span> <text:span text:style-name="T11">django</text:span>.<text:span text:style-name="T11">urls</text:span> <text:span text:style-name="T8">import</text:span> <text:span text:style-name="T16">path</text:span></text:p>
      <text:p text:style-name="P18"><text:span text:style-name="T8">from</text:span> .<text:span text:style-name="T11">views</text:span> <text:span text:style-name="T8">import</text:span> index</text:p>
      <text:p text:style-name="P21"/>
      <text:p text:style-name="P18"><text:span text:style-name="T13">app_name</text:span> = <text:span text:style-name="T19">'core'</text:span></text:p>
      <text:p text:style-name="P21"/>
      <text:p text:style-name="P18"><text:span text:style-name="T13">urlpatterns</text:span> = [</text:p>
      <text:p text:style-name="P18"><text:span text:style-name="T16">path</text:span>(<text:span text:style-name="T19">''</text:span>, index, <text:span text:style-name="T13">name</text:span>=<text:span text:style-name="T19">'index'</text:span>),</text:p>
      <text:p text:style-name="P18">]</text:p>
      <text:p text:style-name="P25"/>
      <text:p text:style-name="P25"><text:span text:style-name="T38">mysrc\core\</text:span><text:span text:style-name="T36">vi</text:span><text:span text:style-name="T37">ew</text:span><text:span text:style-name="T36">s.py</text:span> (dentro da pasta da app, sem template apenas escrevendo)</text:p>
      <text:p text:style-name="P33"/>
      <text:p text:style-name="P27"><text:span text:style-name="T9">from</text:span><text:span text:style-name="T10"> </text:span><text:span text:style-name="T12">django</text:span><text:span text:style-name="T10">.</text:span><text:span text:style-name="T12">shortcuts</text:span><text:span text:style-name="T10"> </text:span><text:span text:style-name="T9">import</text:span><text:span text:style-name="T10"> </text:span><text:span text:style-name="T17">render</text:span></text:p>
      <text:p text:style-name="P18"><text:span text:style-name="T8">from</text:span> <text:span text:style-name="T11">django</text:span>.<text:span text:style-name="T11">http</text:span> <text:span text:style-name="T8">import</text:span> <text:span text:style-name="T11">HttpResponse</text:span></text:p>
      <text:p text:style-name="P30"/>
      <text:p text:style-name="P18"><text:span text:style-name="T23">def</text:span> <text:span text:style-name="T16">index</text:span>(<text:span text:style-name="T13">request</text:span>):</text:p>
      <text:p text:style-name="P18"><text:span text:style-name="T8">return</text:span> <text:span text:style-name="T11">HttpResponse</text:span>(<text:span text:style-name="T19">'&lt;h1&gt;Django Tutorial from view&lt;/h1&gt;'</text:span>)</text:p>
      <text:p text:style-name="P18"/>
      <text:p text:style-name="P26">vies.py (dentro da pasta da app, sem template apenas escrevendo)</text:p>
      <text:p text:style-name="P26"/>
      <text:p text:style-name="P35"><text:span text:style-name="T40">mysrc\core\</text:span><text:span text:style-name="T39">views.py </text:span>com template</text:p>
      <text:p text:style-name="P37"><text:span text:style-name="T8">from</text:span> <text:span text:style-name="T11">django</text:span>.<text:span text:style-name="T11">shortcuts</text:span> <text:span text:style-name="T8">import</text:span> <text:span text:style-name="T16">render</text:span></text:p>
      <text:p text:style-name="P18"><text:span text:style-name="T8">from</text:span> <text:span text:style-name="T11">django</text:span>.<text:span text:style-name="T11">http</text:span> <text:span text:style-name="T8">import</text:span> <text:span text:style-name="T11">HttpResponse</text:span></text:p>
      <text:p text:style-name="P30"/>
      <text:p text:style-name="P18"><text:span text:style-name="T23">def</text:span> <text:span text:style-name="T16">index</text:span>(<text:span text:style-name="T13">request</text:span>):</text:p>
      <text:p text:style-name="P21"><text:span text:style-name="T14">template_name</text:span><text:span text:style-name="T10"> = </text:span><text:span text:style-name="T20">'index.html' </text:span>(arquivo na pasta core/templates<text:span text:style-name="T41">)</text:span></text:p>
      <text:p text:style-name="P18"><text:span text:style-name="T8">return</text:span> <text:span text:style-name="T16">render</text:span>(<text:span text:style-name="T13">request</text:span>, <text:span text:style-name="T13">template_name</text:span>)</text:p>
      <text:p text:style-name="P43"/>
      <text:p text:style-name="P35"><text:soft-page-break/></text:p>
      <text:p text:style-name="P26"/>
      <text:p text:style-name="P40"><text:span text:style-name="T45">core\</text:span>models.py</text:p>
      <text:p text:style-name="P42">Criar classe Abstrata (que não será implementada, apenas para ser extendida para controlar as datas de criação e modificação)</text:p>
      <text:p text:style-name="P38"><text:span text:style-name="T8">from</text:span> <text:span text:style-name="T11">django</text:span>.<text:span text:style-name="T11">db</text:span> <text:span text:style-name="T8">import</text:span> <text:span text:style-name="T11">models</text:span></text:p>
      <text:p text:style-name="P21"/>
      <text:p text:style-name="P18"><text:span text:style-name="T23">class</text:span> <text:span text:style-name="T11">TimeStampedModel</text:span>(<text:span text:style-name="T11">models</text:span>.<text:span text:style-name="T11">Model</text:span>):</text:p>
      <text:p text:style-name="P18"><text:span text:style-name="T13">created</text:span> = <text:span text:style-name="T11">models</text:span>.<text:span text:style-name="T11">DateTimeField</text:span>(</text:p>
      <text:p text:style-name="P18"><text:span text:style-name="T19">'criado_em'</text:span>,</text:p>
      <text:p text:style-name="P18"><text:span text:style-name="T13">auto_now_add</text:span>=<text:span text:style-name="T23">True</text:span>,</text:p>
      <text:p text:style-name="P18"><text:span text:style-name="T13">auto_now</text:span>=<text:span text:style-name="T23">False</text:span></text:p>
      <text:p text:style-name="P18">)</text:p>
      <text:p text:style-name="P21"/>
      <text:p text:style-name="P18"><text:span text:style-name="T13">modified</text:span> = <text:span text:style-name="T11">models</text:span>.<text:span text:style-name="T11">DateTimeField</text:span>(</text:p>
      <text:p text:style-name="P18"><text:span text:style-name="T19">'modificado_em'</text:span>,</text:p>
      <text:p text:style-name="P18"><text:span text:style-name="T13">auto_now_add</text:span>=<text:span text:style-name="T23">False</text:span>,</text:p>
      <text:p text:style-name="P18"><text:span text:style-name="T13">auto_now</text:span>=<text:span text:style-name="T23">True</text:span></text:p>
      <text:p text:style-name="P18">)</text:p>
      <text:p text:style-name="P21"/>
      <text:p text:style-name="P18"><text:span text:style-name="T23">class</text:span> <text:span text:style-name="T11">Meta</text:span>:</text:p>
      <text:p text:style-name="P18"><text:span text:style-name="T13">abstract</text:span>=<text:span text:style-name="T23">True</text:span></text:p>
      <text:p text:style-name="P40"/>
      <text:p text:style-name="P41"/>
      <text:p text:style-name="P26"/>
      <text:p text:style-name="P26"/>
      <text:p text:style-name="P26"/>
      <text:p text:style-name="P26"/>
      <text:p text:style-name="P26"/>
      <text:p text:style-name="P26"/>
      <text:p text:style-name="P26">/*</text:p>
      <text:p text:style-name="P28">sudo su – postgres</text:p>
      <text:p text:style-name="P28">$ psql -U postgres -c "CREATE ROLE myuser ENCRYPTED PASSWORD 'mypass' LOGIN;"</text:p>
      <text:p text:style-name="P34">$ psql -U postgres -c "CREATE DATABASE mydb OWNER myuser;" </text:p>
      <text:p text:style-name="P34">*/ <text:span text:style-name="T41">NÃO FUNCIONOU no django</text:span>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monospace"/>
    <style:font-face style:name="Droid Sans Mono" svg:font-family="'Droid Sans Mono', monospace, monospace, 'Droid Sans Fallback'"/>
    <style:font-face style:name="Lohit Devanagari1" svg:font-family="'Lohit Devanagari'"/>
    <style:font-face style:name="Open Sans" svg:font-family="'Open Sans', 'Source Serif Pro', serif"/>
    <style:font-face style:name="Source Code Pro" svg:font-family="'Source Code Pr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3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2T20:14:57.915327682</meta:creation-date>
    <dc:date>2022-01-23T12:04:57.632496795</dc:date>
    <meta:editing-duration>PT1H18M28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4" meta:paragraph-count="78" meta:word-count="357" meta:character-count="2640" meta:non-whitespace-character-count="2340"/>
  </office:meta>
</office:document-meta>
</file>